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rsid="00074345" officeooo:paragraph-rsid="00074345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74345" officeooo:paragraph-rsid="00093ac7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093ac7" officeooo:paragraph-rsid="00093ac7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0c7511" officeooo:paragraph-rsid="000c7511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103354" officeooo:paragraph-rsid="00103354"/>
    </style:style>
    <style:style style:name="P6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officeooo:rsid="000c7511" officeooo:paragraph-rsid="000c7511"/>
    </style:style>
    <style:style style:name="P7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officeooo:rsid="00103354" officeooo:paragraph-rsid="00103354"/>
    </style:style>
    <style:style style:name="P8" style:family="paragraph" style:parent-style-name="Standard">
      <style:paragraph-properties fo:text-align="center" style:justify-single-word="false"/>
      <style:text-properties fo:font-size="14pt" fo:language="en" fo:country="US" fo:font-weight="bold" officeooo:rsid="00074345" officeooo:paragraph-rsid="0007434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fo:font-weight="bold" officeooo:rsid="0025c748" officeooo:paragraph-rsid="0025c748" style:font-size-asian="14pt" style:font-weight-asian="bold" style:font-size-complex="14pt" style:font-weight-complex="bold"/>
    </style:style>
    <style:style style:name="T1" style:family="text">
      <style:text-properties officeooo:rsid="00103354"/>
    </style:style>
    <style:style style:name="T2" style:family="text">
      <style:text-properties officeooo:rsid="00131603"/>
    </style:style>
    <style:style style:name="T3" style:family="text">
      <style:text-properties officeooo:rsid="0014e249"/>
    </style:style>
    <style:style style:name="T4" style:family="text">
      <style:text-properties officeooo:rsid="00156c5c"/>
    </style:style>
    <style:style style:name="T5" style:family="text">
      <style:text-properties officeooo:rsid="0015c9bd"/>
    </style:style>
    <style:style style:name="T6" style:family="text">
      <style:text-properties officeooo:rsid="00186c52"/>
    </style:style>
    <style:style style:name="T7" style:family="text">
      <style:text-properties officeooo:rsid="0019ee0d"/>
    </style:style>
    <style:style style:name="T8" style:family="text">
      <style:text-properties officeooo:rsid="001bef70"/>
    </style:style>
    <style:style style:name="T9" style:family="text">
      <style:text-properties officeooo:rsid="001c055c"/>
    </style:style>
    <style:style style:name="T10" style:family="text">
      <style:text-properties officeooo:rsid="001c062f"/>
    </style:style>
    <style:style style:name="T11" style:family="text">
      <style:text-properties officeooo:rsid="001e9f88"/>
    </style:style>
    <style:style style:name="T12" style:family="text">
      <style:text-properties officeooo:rsid="001ef569"/>
    </style:style>
    <style:style style:name="T13" style:family="text">
      <style:text-properties officeooo:rsid="002039db"/>
    </style:style>
    <style:style style:name="T14" style:family="text">
      <style:text-properties officeooo:rsid="00219141"/>
    </style:style>
    <style:style style:name="T15" style:family="text">
      <style:text-properties officeooo:rsid="0022bc3e"/>
    </style:style>
    <style:style style:name="T16" style:family="text">
      <style:text-properties officeooo:rsid="00274a8c"/>
    </style:style>
    <style:style style:name="T17" style:family="text">
      <style:text-properties officeooo:rsid="0027d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 little description of my work at I.A.C</text:p>
      <text:p text:style-name="P9">Efrén Pérez Marrero 1ºDAW</text:p>
      <text:p text:style-name="P1"/>
      <text:p text:style-name="P2">First of all, let me explain what is my purpose in the company. At I.A.C <text:span text:style-name="T5">(Canary Astrophysics Institute)</text:span>, I was assigned to a research group (computer science department), and my <text:span text:style-name="T6">mentor</text:span> <text:span text:style-name="T4">commanded</text:span> me to create an API that can collect some parameters from some telescope stations (Stella, SPECULOOS <text:span text:style-name="T16">and</text:span> Mons) and unify this information on a website, with the possibility to access through different endpoints. <text:span text:style-name="T11">Additionally</text:span>, each parameter is allowed to be accessed from each station. <text:span text:style-name="T9">Finally</text:span>, I will have to use a framework to create another API to add formatting <text:span text:style-name="T10">(i</text:span>n the context of the design<text:span text:style-name="T10">)</text:span> with the excuse of having a nice interface in the eyes of the client.</text:p>
      <text:p text:style-name="P2"/>
      <text:p text:style-name="P2">So with all that said, I <text:span text:style-name="T2">have to say that </text:span>started my <text:span text:style-name="T3">internship</text:span> on Wednesday so, I'm going to start with this one.</text:p>
      <text:p text:style-name="P3"/>
      <text:p text:style-name="P6">Wednesday:</text:p>
      <text:p text:style-name="P4"><text:span text:style-name="T14">Firstly, </text:span>I had no much time to work because my <text:span text:style-name="T7">mentor </text:span>was <text:span text:style-name="T12">guiding me</text:span> <text:span text:style-name="T12">trough </text:span>the enterprise. Later, he explained me <text:span text:style-name="T13">about</text:span> my objective on the project and, the remaining hours, I was studying the framework Flask.</text:p>
      <text:p text:style-name="P4"/>
      <text:p text:style-name="P6">Thursday and Friday:</text:p>
      <text:p text:style-name="P4">I create the base of my project, <text:span text:style-name="T13">looking</text:span> <text:span text:style-name="T13">for</text:span> information of every station and add them to my code (<text:span text:style-name="T8">P</text:span>ython) to<text:span text:style-name="T1"> create the foundations of the web.</text:span></text:p>
      <text:p text:style-name="P4"/>
      <text:p text:style-name="P7">Monday and Tuesday:</text:p>
      <text:p text:style-name="P5"><text:span text:style-name="T14">During t</text:span>hese days, I finished this project section. <text:span text:style-name="T15">Now,</text:span> my purpose is learn about web scraping to collect information from a special station. <text:span text:style-name="T17">F</text:span>or this, I have to study the “Beatiful Soup” too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5:35:58.701320949</meta:creation-date>
    <dc:date>2025-05-21T16:05:33.269827264</dc:date>
    <meta:editing-duration>PT29M19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250" meta:character-count="1438" meta:non-whitespace-character-count="1198"/>
  </office:meta>
</office:document-meta>
</file>